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d66c" officeooo:paragraph-rsid="0005d66c"/>
    </style:style>
    <style:style style:name="P2" style:family="paragraph" style:parent-style-name="Standard">
      <style:text-properties fo:font-weight="bold" officeooo:rsid="0005d66c" officeooo:paragraph-rsid="0005d66c" style:font-weight-asian="bold" style:font-weight-complex="bold"/>
    </style:style>
    <style:style style:name="P3" style:family="paragraph" style:parent-style-name="Standard">
      <style:text-properties fo:font-weight="bold" officeooo:rsid="0006286b" officeooo:paragraph-rsid="0006286b" style:font-weight-asian="bold" style:font-weight-complex="bold"/>
    </style:style>
    <style:style style:name="P4" style:family="paragraph" style:parent-style-name="Standard">
      <style:text-properties fo:font-weight="bold" officeooo:rsid="0007de72" officeooo:paragraph-rsid="0007de72" style:font-weight-asian="bold" style:font-weight-complex="bold"/>
    </style:style>
    <style:style style:name="P5" style:family="paragraph" style:parent-style-name="Standard">
      <style:text-properties fo:font-weight="bold" officeooo:rsid="0009a465" officeooo:paragraph-rsid="0009a465" style:font-weight-asian="bold" style:font-weight-complex="bold"/>
    </style:style>
    <style:style style:name="P6" style:family="paragraph" style:parent-style-name="Standard">
      <style:text-properties fo:font-weight="normal" officeooo:rsid="0006286b" officeooo:paragraph-rsid="0006286b" style:font-weight-asian="normal" style:font-weight-complex="normal"/>
    </style:style>
    <style:style style:name="P7" style:family="paragraph" style:parent-style-name="Standard">
      <style:text-properties fo:font-weight="normal" officeooo:rsid="0007de72" officeooo:paragraph-rsid="0007de72" style:font-weight-asian="normal" style:font-weight-complex="normal"/>
    </style:style>
    <style:style style:name="P8" style:family="paragraph" style:parent-style-name="Standard">
      <style:text-properties fo:font-weight="normal" officeooo:rsid="0009a465" officeooo:paragraph-rsid="0009a465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weight="bold" officeooo:rsid="0009a465" officeooo:paragraph-rsid="0009a465" style:font-weight-asian="bold" style:font-weight-complex="bold"/>
    </style:style>
    <style:style style:name="P10" style:family="paragraph" style:parent-style-name="Standard">
      <style:paragraph-properties fo:break-before="column"/>
      <style:text-properties fo:font-weight="bold" officeooo:rsid="0005d66c" officeooo:paragraph-rsid="0005d66c" style:font-weight-asian="bold" style:font-weight-complex="bold"/>
    </style:style>
    <style:style style:name="P11" style:family="paragraph" style:parent-style-name="Standard">
      <style:paragraph-properties fo:break-before="column"/>
      <style:text-properties fo:font-weight="bold" officeooo:rsid="0007d5f4" officeooo:paragraph-rsid="0007d5f4" style:font-weight-asian="bold" style:font-weight-complex="bold"/>
    </style:style>
    <style:style style:name="P12" style:family="paragraph" style:parent-style-name="Standard">
      <style:paragraph-properties fo:break-before="column"/>
      <style:text-properties fo:font-weight="bold" officeooo:rsid="0009a465" officeooo:paragraph-rsid="0009a465" style:font-weight-asian="bold" style:font-weight-complex="bold"/>
    </style:style>
    <style:style style:name="P13" style:family="paragraph" style:parent-style-name="Footer">
      <style:text-properties officeooo:rsid="000bde5e" officeooo:paragraph-rsid="000bde5e"/>
    </style:style>
    <style:style style:name="P14" style:family="paragraph" style:parent-style-name="Footer">
      <style:paragraph-properties fo:text-align="end" style:justify-single-word="false"/>
      <style:text-properties officeooo:rsid="000bde5e" officeooo:paragraph-rsid="000bde5e"/>
    </style:style>
    <style:style style:name="P15" style:family="paragraph" style:parent-style-name="Header">
      <style:text-properties officeooo:rsid="000c7f18" officeooo:paragraph-rsid="000c7f18"/>
    </style:style>
    <style:style style:name="P16" style:family="paragraph" style:parent-style-name="Standard" style:list-style-name="L1">
      <style:text-properties officeooo:rsid="0005d66c" officeooo:paragraph-rsid="0005d66c"/>
    </style:style>
    <style:style style:name="P17" style:family="paragraph" style:parent-style-name="Standard" style:list-style-name="L2">
      <style:text-properties fo:font-weight="normal" officeooo:rsid="0005d66c" officeooo:paragraph-rsid="0005d66c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06286b" officeooo:paragraph-rsid="0006286b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07d5f4" officeooo:paragraph-rsid="0007d5f4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07d5f4" officeooo:paragraph-rsid="0007d5f4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07de72" officeooo:paragraph-rsid="0007de72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07de72" officeooo:paragraph-rsid="0007de72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09a465" officeooo:paragraph-rsid="0009a465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09a465" officeooo:paragraph-rsid="0009a465" style:font-weight-asian="normal" style:font-weight-complex="normal"/>
    </style:style>
    <style:style style:name="P25" style:family="paragraph" style:parent-style-name="Standard" style:list-style-name="L8">
      <style:text-properties fo:font-weight="normal" officeooo:rsid="0009a465" officeooo:paragraph-rsid="0009a465" style:font-weight-asian="normal" style:font-weight-complex="normal"/>
    </style:style>
    <style:style style:name="P26" style:family="paragraph" style:parent-style-name="Standard" style:list-style-name="L8" style:master-page-name="">
      <loext:graphic-properties draw:fill="none"/>
      <style:paragraph-properties fo:margin-left="0.9cm" fo:margin-right="0cm" fo:text-indent="-0.6cm" style:auto-text-indent="false" style:page-number="auto" fo:background-color="transparent"/>
      <style:text-properties fo:font-weight="normal" officeooo:rsid="0009a465" officeooo:paragraph-rsid="0009a465" style:font-weight-asian="normal" style:font-weight-complex="normal"/>
    </style:style>
    <style:style style:name="P27" style:family="paragraph" style:parent-style-name="Standard" style:list-style-name="L8">
      <loext:graphic-properties draw:fill="none"/>
      <style:paragraph-properties fo:margin-left="0.9cm" fo:margin-right="0cm" fo:text-indent="-0.6cm" style:auto-text-indent="false" fo:background-color="transparent"/>
      <style:text-properties fo:font-weight="normal" officeooo:rsid="0009a465" officeooo:paragraph-rsid="0009a465" style:font-weight-asian="normal" style:font-weight-complex="normal"/>
    </style:style>
    <style:style style:name="P28" style:family="paragraph" style:parent-style-name="Standard" style:list-style-name="L8" style:master-page-name="">
      <loext:graphic-properties draw:fill="none"/>
      <style:paragraph-properties fo:margin-left="0.7cm" fo:margin-right="0cm" fo:text-indent="-0.6cm" style:auto-text-indent="false" style:page-number="auto" fo:background-color="transparent"/>
      <style:text-properties fo:font-weight="normal" officeooo:rsid="0009a465" officeooo:paragraph-rsid="0009a465" style:font-weight-asian="normal" style:font-weight-complex="normal"/>
    </style:style>
    <style:style style:name="P29" style:family="paragraph" style:parent-style-name="Standard" style:list-style-name="L8">
      <loext:graphic-properties draw:fill="none"/>
      <style:paragraph-properties fo:margin-left="0.7cm" fo:margin-right="0cm" fo:text-indent="-0.6cm" style:auto-text-indent="false" fo:background-color="transparent"/>
      <style:text-properties fo:font-weight="normal" officeooo:rsid="0009a465" officeooo:paragraph-rsid="0009a465" style:font-weight-asian="normal" style:font-weight-complex="normal"/>
    </style:style>
    <style:style style:name="P30" style:family="paragraph" style:parent-style-name="Standard" style:list-style-name="L8" style:master-page-name="">
      <loext:graphic-properties draw:fill="none"/>
      <style:paragraph-properties fo:margin-left="0.801cm" fo:margin-right="0cm" fo:text-indent="-0.6cm" style:auto-text-indent="false" style:page-number="auto" fo:background-color="transparent"/>
      <style:text-properties fo:font-weight="normal" officeooo:rsid="0009a465" officeooo:paragraph-rsid="0009a465" style:font-weight-asian="normal" style:font-weight-complex="normal"/>
    </style:style>
    <style:style style:name="P31" style:family="paragraph" style:parent-style-name="Standard" style:list-style-name="L8">
      <loext:graphic-properties draw:fill="none"/>
      <style:paragraph-properties fo:margin-left="0.801cm" fo:margin-right="0cm" fo:text-indent="-0.6cm" style:auto-text-indent="false" fo:background-color="transparent"/>
      <style:text-properties fo:font-weight="normal" officeooo:rsid="0009a465" officeooo:paragraph-rsid="0009a465" style:font-weight-asian="normal" style:font-weight-complex="normal"/>
    </style:style>
    <style:style style:name="T1" style:family="text">
      <style:text-properties officeooo:rsid="0007de72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0x20</text:p>
      <text:list xml:id="list4135011242" text:style-name="L1">
        <text:list-item>
          <text:p text:style-name="P16">20</text:p>
        </text:list-item>
        <text:list-item>
          <text:p text:style-name="P16">4,6,10</text:p>
        </text:list-item>
        <text:list-item>
          <text:p text:style-name="P16">4,2,4,1,9</text:p>
        </text:list-item>
        <text:list-item>
          <text:p text:style-name="P16">4,2,5,1,8</text:p>
        </text:list-item>
        <text:list-item>
          <text:p text:style-name="P16">3,3,5,1,1,2,5</text:p>
        </text:list-item>
        <text:list-item>
          <text:p text:style-name="P16">2,5,4,4,5</text:p>
        </text:list-item>
        <text:list-item>
          <text:p text:style-name="P16">1,3,1,3,3,1,1,2,5</text:p>
        </text:list-item>
        <text:list-item>
          <text:p text:style-name="P16">1,2,3,2,3,1,8</text:p>
        </text:list-item>
        <text:list-item>
          <text:p text:style-name="P16">1,3,1,3,3,1,8</text:p>
        </text:list-item>
        <text:list-item>
          <text:p text:style-name="P16">2,5,5,1,7</text:p>
        </text:list-item>
        <text:list-item>
          <text:p text:style-name="P16">3,3,7,1,6</text:p>
        </text:list-item>
        <text:list-item>
          <text:p text:style-name="P16">4,2,5,1,2,1,5</text:p>
        </text:list-item>
        <text:list-item>
          <text:p text:style-name="P16">4,2,5,2,2,1,4</text:p>
        </text:list-item>
        <text:list-item>
          <text:p text:style-name="P16">4,2,5,3,1,1,4</text:p>
        </text:list-item>
        <text:list-item>
          <text:p text:style-name="P16">4,2,5,3,1,1,4</text:p>
        </text:list-item>
        <text:list-item>
          <text:p text:style-name="P16">4,2,5,3,1,1,4</text:p>
        </text:list-item>
        <text:list-item>
          <text:p text:style-name="P16">4,2,5,3,1,1,4</text:p>
        </text:list-item>
        <text:list-item>
          <text:p text:style-name="P16">4,2,5,3,1,1,4</text:p>
        </text:list-item>
        <text:list-item>
          <text:p text:style-name="P16">4,2,5,3,1,1,4</text:p>
        </text:list-item>
        <text:list-item>
          <text:p text:style-name="P16">4,2,5,3,1,1,4</text:p>
        </text:list-item>
        <text:list-item>
          <text:p text:style-name="P16">3,3,5,3,1,1,4</text:p>
        </text:list-item>
        <text:list-item>
          <text:p text:style-name="P16">2,5,4,3,1,1,4</text:p>
        </text:list-item>
        <text:list-item>
          <text:p text:style-name="P16">1,3,1,3,3,3,1,1,4</text:p>
        </text:list-item>
        <text:list-item>
          <text:p text:style-name="P16">1,2,3,2,3,2,2,1,4</text:p>
        </text:list-item>
        <text:list-item>
          <text:p text:style-name="P16">1,3,1,3,3,1,2,1,5</text:p>
        </text:list-item>
        <text:list-item>
          <text:p text:style-name="P16">2,5,6,1,6</text:p>
        </text:list-item>
        <text:list-item>
          <text:p text:style-name="P16">3,3,6,1,7</text:p>
        </text:list-item>
        <text:list-item>
          <text:p text:style-name="P16">4,2,5,1,1,1,6</text:p>
        </text:list-item>
        <text:list-item>
          <text:p text:style-name="P16">4,7,2,2,5</text:p>
        </text:list-item>
        <text:list-item>
          <text:p text:style-name="P16">13,3,4</text:p>
        </text:list-item>
      </text:list>
      <text:p text:style-name="P1"/>
      <text:p text:style-name="P10">15x20</text:p>
      <text:list xml:id="list117889821" text:style-name="L2">
        <text:list-item>
          <text:p text:style-name="P17">15</text:p>
        </text:list-item>
        <text:list-item>
          <text:p text:style-name="P17">3,3,9</text:p>
        </text:list-item>
        <text:list-item>
          <text:p text:style-name="P17">6,1,8</text:p>
        </text:list-item>
        <text:list-item>
          <text:p text:style-name="P17">2,2,2,1,8</text:p>
        </text:list-item>
        <text:list-item>
          <text:p text:style-name="P17">1,1,2,1,1,1,8</text:p>
        </text:list-item>
        <text:list-item>
          <text:p text:style-name="P17">1,1,2,1,1,1,8</text:p>
        </text:list-item>
        <text:list-item>
          <text:p text:style-name="P17">2,2,2,1,8</text:p>
        </text:list-item>
        <text:list-item>
          <text:p text:style-name="P18">7,3,5</text:p>
        </text:list-item>
        <text:list-item>
          <text:p text:style-name="P18">3,1,6,1,4</text:p>
        </text:list-item>
        <text:list-item>
          <text:p text:style-name="P18">3,1,6,1,4</text:p>
        </text:list-item>
        <text:list-item>
          <text:p text:style-name="P18">3,1,6,1,4</text:p>
        </text:list-item>
        <text:list-item>
          <text:p text:style-name="P18">10,1,4</text:p>
        </text:list-item>
        <text:list-item>
          <text:p text:style-name="P18">2,2,2,5,4</text:p>
        </text:list-item>
        <text:list-item>
          <text:p text:style-name="P18">1,1,2,1,5,1,4</text:p>
        </text:list-item>
        <text:list-item>
          <text:p text:style-name="P18">1,1,2,1,5,1,4</text:p>
        </text:list-item>
        <text:list-item>
          <text:p text:style-name="P18">2,2,6,1,4</text:p>
        </text:list-item>
        <text:list-item>
          <text:p text:style-name="P18">10,1,4</text:p>
        </text:list-item>
        <text:list-item>
          <text:p text:style-name="P18">3,7,5</text:p>
        </text:list-item>
        <text:list-item>
          <text:p text:style-name="P18">6,4,5</text:p>
        </text:list-item>
        <text:list-item>
          <text:p text:style-name="P18">15</text:p>
        </text:list-item>
      </text:list>
      <text:p text:style-name="P6"/>
      <text:p text:style-name="P3">15x20</text:p>
      <text:list xml:id="list77566462" text:style-name="L3">
        <text:list-item>
          <text:p text:style-name="P19">0,15</text:p>
        </text:list-item>
        <text:list-item>
          <text:p text:style-name="P19">0,1,1,1,3,1,1,1,1,1,4</text:p>
        </text:list-item>
        <text:list-item>
          <text:p text:style-name="P19">0,1,1,1,1,1,3,1,1,1,1,3</text:p>
        </text:list-item>
        <text:list-item>
          <text:p text:style-name="P19">0,1,1,1,1,3,1,1,1,1,1,1,1,1</text:p>
        </text:list-item>
        <text:list-item>
          <text:p text:style-name="P19">0,1,5,1,1,1,3,1,1,1</text:p>
        </text:list-item>
        <text:list-item>
          <text:p text:style-name="P19">0,1,1,5,1,1,1,1,1,1,1,1</text:p>
        </text:list-item>
        <text:list-item>
          <text:p text:style-name="P19">0,1,1,1,5,1,1,1,1,1,1,1</text:p>
        </text:list-item>
        <text:list-item>
          <text:p text:style-name="P19">0,1,1,1,1,5,1,1,1,1,1,1</text:p>
        </text:list-item>
        <text:list-item>
          <text:p text:style-name="P19">0,1,1,1,1,1,5,1,3,1</text:p>
        </text:list-item>
        <text:list-item>
          <text:p text:style-name="P19">0,1,1,1,1,1,1,5,1,1,1,1</text:p>
        </text:list-item>
        <text:list-item>
          <text:p text:style-name="P19">0,1,1,1,1,1,5,1,1,1,1,1</text:p>
        </text:list-item>
        <text:list-item>
          <text:p text:style-name="P19">0,1,1,1,1,3,1,1,1,1,1,1,1,1,1</text:p>
        </text:list-item>
        <text:list-item>
          <text:p text:style-name="P19">0,1,1,1,5,1,1,1,1,3</text:p>
        </text:list-item>
        <text:list-item>
          <text:p text:style-name="P19">0,1,1,7,1,1,3,1</text:p>
        </text:list-item>
        <text:list-item>
          <text:p text:style-name="P19">0,1,9,3,1,1</text:p>
        </text:list-item>
        <text:list-item>
          <text:p text:style-name="P19">0,3,1,5,3,1,0,1</text:p>
        </text:list-item>
        <text:list-item>
          <text:p text:style-name="P19">0,1,1,1,3,1,3,1,1,1,1,1</text:p>
        </text:list-item>
        <text:list-item>
          <text:p text:style-name="P19">0,1,1,3,1,1,1,1,1,1,1,1,1,1</text:p>
        </text:list-item>
        <text:list-item>
          <text:p text:style-name="P19">6,1,1,1,1,1,3,1</text:p>
        </text:list-item>
        <text:list-item>
          <text:p text:style-name="P19">0,15</text:p>
        </text:list-item>
      </text:list>
      <text:p text:style-name="P11">15x20</text:p>
      <text:list xml:id="list2026575475" text:style-name="L4">
        <text:list-item>
          <text:p text:style-name="P20">2,<text:span text:style-name="T1">5,1,5,2</text:span></text:p>
        </text:list-item>
        <text:list-item>
          <text:p text:style-name="P21">2,1,3,1,1,1,3,1,2</text:p>
        </text:list-item>
        <text:list-item>
          <text:p text:style-name="P21">3,4,1,4,3</text:p>
        </text:list-item>
        <text:list-item>
          <text:p text:style-name="P21">1,1,3,1,3,1,3,1,1</text:p>
        </text:list-item>
        <text:list-item>
          <text:p text:style-name="P21">1,2,1,7,1,2,1</text:p>
        </text:list-item>
        <text:list-item>
          <text:p text:style-name="P21">1,1,2,1,5,1,2,1,1</text:p>
        </text:list-item>
        <text:list-item>
          <text:p text:style-name="P21">2,1,1,1,5,1,1,1,2</text:p>
        </text:list-item>
        <text:list-item>
          <text:p text:style-name="P21">3,2,5,2,3</text:p>
        </text:list-item>
        <text:list-item>
          <text:p text:style-name="P21">5,1,3,1,3</text:p>
        </text:list-item>
        <text:list-item>
          <text:p text:style-name="P21">3,9,3</text:p>
        </text:list-item>
        <text:list-item>
          <text:p text:style-name="P21">2,1,9,1,2</text:p>
        </text:list-item>
        <text:list-item>
          <text:p text:style-name="P21">2,1,9,1,2</text:p>
        </text:list-item>
        <text:list-item>
          <text:p text:style-name="P21">2,1,1,1,5,1,1,1,2</text:p>
        </text:list-item>
        <text:list-item>
          <text:p text:style-name="P21">2,1,1,1,5,1,1,1,2</text:p>
        </text:list-item>
        <text:list-item>
          <text:p text:style-name="P21">2,1,9,1,2</text:p>
        </text:list-item>
        <text:list-item>
          <text:p text:style-name="P21">3,9,3</text:p>
        </text:list-item>
        <text:list-item>
          <text:p text:style-name="P21">7,1,7</text:p>
        </text:list-item>
        <text:list-item>
          <text:p text:style-name="P21">6,3,6</text:p>
        </text:list-item>
        <text:list-item>
          <text:p text:style-name="P21">5,1,3,1,5</text:p>
        </text:list-item>
        <text:list-item>
          <text:p text:style-name="P21">6,3,6</text:p>
        </text:list-item>
      </text:list>
      <text:p text:style-name="P7"/>
      <text:p text:style-name="P4">15x20</text:p>
      <text:list xml:id="list10367690" text:style-name="L5">
        <text:list-item>
          <text:p text:style-name="P22">15</text:p>
        </text:list-item>
        <text:list-item>
          <text:p text:style-name="P22">7,1,7</text:p>
        </text:list-item>
        <text:list-item>
          <text:p text:style-name="P22">6,3,6</text:p>
        </text:list-item>
        <text:list-item>
          <text:p text:style-name="P22">5,1,3,1,5</text:p>
        </text:list-item>
        <text:list-item>
          <text:p text:style-name="P22">5,1,1,3,5</text:p>
        </text:list-item>
        <text:list-item>
          <text:p text:style-name="P22">5,1,3,1,5</text:p>
        </text:list-item>
        <text:list-item>
          <text:p text:style-name="P22">5,1,1,3,5</text:p>
        </text:list-item>
        <text:list-item>
          <text:p text:style-name="P22">5,1,3,1,5</text:p>
        </text:list-item>
        <text:list-item>
          <text:p text:style-name="P22">5,5,5</text:p>
        </text:list-item>
        <text:list-item>
          <text:p text:style-name="P22">4,1,5,1,4</text:p>
        </text:list-item>
        <text:list-item>
          <text:p text:style-name="P22">4,1,5,1,4</text:p>
        </text:list-item>
        <text:list-item>
          <text:p text:style-name="P22">3,1,7,1,3</text:p>
        </text:list-item>
        <text:list-item>
          <text:p text:style-name="P22">2,1,9,1,2</text:p>
        </text:list-item>
        <text:list-item>
          <text:p text:style-name="P22">2,1,9,1,2</text:p>
        </text:list-item>
        <text:list-item>
          <text:p text:style-name="P22">2,1,9,1,2</text:p>
        </text:list-item>
        <text:list-item>
          <text:p text:style-name="P22">2,1,1,1,7,1,2</text:p>
        </text:list-item>
        <text:list-item>
          <text:p text:style-name="P22">3,1,1,1,5,1,3</text:p>
        </text:list-item>
        <text:list-item>
          <text:p text:style-name="P22">4,1,5,1,4</text:p>
        </text:list-item>
        <text:list-item>
          <text:p text:style-name="P22">5,5,5</text:p>
        </text:list-item>
        <text:list-item>
          <text:p text:style-name="P22">15</text:p>
        </text:list-item>
      </text:list>
      <text:p text:style-name="P7"/>
      <text:p text:style-name="P9">15x20</text:p>
      <text:list xml:id="list2992579689" text:style-name="L6">
        <text:list-item>
          <text:p text:style-name="P23">15</text:p>
        </text:list-item>
        <text:list-item>
          <text:p text:style-name="P23">7, 1, 7</text:p>
        </text:list-item>
        <text:list-item>
          <text:p text:style-name="P23">6, 1, 1, 1, 6</text:p>
        </text:list-item>
        <text:list-item>
          <text:p text:style-name="P23">6, 1, 1, 1, 6</text:p>
        </text:list-item>
        <text:list-item>
          <text:p text:style-name="P23">5, 1, 3, 1, 5</text:p>
        </text:list-item>
        <text:list-item>
          <text:p text:style-name="P23">5, 1, 3, 1, 5</text:p>
        </text:list-item>
        <text:list-item>
          <text:p text:style-name="P23">0, 5, 5, 5</text:p>
        </text:list-item>
        <text:list-item>
          <text:p text:style-name="P23">0, 1, 13, 1</text:p>
        </text:list-item>
        <text:list-item>
          <text:p text:style-name="P23">1, 1, 3, 1, 3, 1, 3, 1, 1</text:p>
        </text:list-item>
        <text:list-item>
          <text:p text:style-name="P23">2, 1, 9, 1, 2</text:p>
        </text:list-item>
        <text:list-item>
          <text:p text:style-name="P23">3, 1, 1, 1, 3, 1, 1, 1, 3</text:p>
        </text:list-item>
        <text:list-item>
          <text:p text:style-name="P23">3, 1, 2, 3, 2, 1, 3</text:p>
        </text:list-item>
        <text:list-item>
          <text:p text:style-name="P23">2, 1, 9, 1, 2</text:p>
        </text:list-item>
        <text:list-item>
          <text:p text:style-name="P23">2, 1, 9, 1, 2</text:p>
        </text:list-item>
        <text:list-item>
          <text:p text:style-name="P23">1, 1, 5, 1, 5, 1, 1</text:p>
        </text:list-item>
        <text:list-item>
          <text:p text:style-name="P23">1, 1, 3, 2, 1, 2, 3, 1, 1</text:p>
        </text:list-item>
        <text:list-item>
          <text:p text:style-name="P23">0, 1, 2, 2, 5, 2, 2, 1</text:p>
        </text:list-item>
        <text:list-item>
          <text:p text:style-name="P23">0, 3, 9, 3</text:p>
        </text:list-item>
        <text:list-item>
          <text:p text:style-name="P23">15</text:p>
        </text:list-item>
        <text:list-item>
          <text:p text:style-name="P23">15</text:p>
        </text:list-item>
      </text:list>
      <text:p text:style-name="P8"/>
      <text:p text:style-name="P5">15x20</text:p>
      <text:list xml:id="list2565084210" text:style-name="L7">
        <text:list-item>
          <text:p text:style-name="P24">6, 1, 8</text:p>
        </text:list-item>
        <text:list-item>
          <text:p text:style-name="P24">3, 1, 3, 1, 3, 1, 3</text:p>
        </text:list-item>
        <text:list-item>
          <text:p text:style-name="P24">2, 1, 4, 1, 4, 1, 2</text:p>
        </text:list-item>
        <text:list-item>
          <text:p text:style-name="P24">2, 1, 3, 1, 5, 1, 2</text:p>
        </text:list-item>
        <text:list-item>
          <text:p text:style-name="P24">1, 1, 3, 1, 5, 1, 3</text:p>
        </text:list-item>
        <text:list-item>
          <text:p text:style-name="P24">1, 1, 3, 1, 4, 1, 4</text:p>
        </text:list-item>
        <text:list-item>
          <text:p text:style-name="P24">2, 1, 2, 1, 3, 1, 5</text:p>
        </text:list-item>
        <text:list-item>
          <text:p text:style-name="P24">3, 1, 2, 1, 2, 1, 5</text:p>
        </text:list-item>
        <text:list-item>
          <text:p text:style-name="P24">15</text:p>
        </text:list-item>
        <text:list-item>
          <text:p text:style-name="P24">1, 11, 3</text:p>
        </text:list-item>
        <text:list-item>
          <text:p text:style-name="P24">1, 1, 9, 3, 1</text:p>
        </text:list-item>
        <text:list-item>
          <text:p text:style-name="P24">1, 1, 9, 1, 1, 1, 1</text:p>
        </text:list-item>
        <text:list-item>
          <text:p text:style-name="P24">1, 2, 7, 2, 1, 1, 1</text:p>
        </text:list-item>
        <text:list-item>
          <text:p text:style-name="P24">2, 1, 7, 1, 2, 1, 1</text:p>
        </text:list-item>
        <text:list-item>
          <text:p text:style-name="P24">2, 2, 5, 5, 1</text:p>
        </text:list-item>
        <text:list-item>
          <text:p text:style-name="P24">3, 2, 3, 2, 5</text:p>
        </text:list-item>
        <text:list-item>
          <text:p text:style-name="P24">4, 5, 6</text:p>
        </text:list-item>
        <text:list-item>
          <text:p text:style-name="P24">1, 11, 3</text:p>
        </text:list-item>
        <text:list-item>
          <text:p text:style-name="P24">2, 9, 4</text:p>
        </text:list-item>
        <text:list-item>
          <text:p text:style-name="P24">15</text:p>
        </text:list-item>
      </text:list>
      <text:p text:style-name="P8"/>
      <text:p text:style-name="P12">15x20</text:p>
      <text:p text:style-name="P8">4, 1, 1, 1, 8</text:p>
      <text:p text:style-name="P8">2, 5, 8</text:p>
      <text:p text:style-name="P8">0, 3, 1, 1, 1, 3, 6</text:p>
      <text:p text:style-name="P8">0, 1, 7, 3, 4</text:p>
      <text:p text:style-name="P8">0, 2, 2, 1, 3, 1, 1, 3, 2</text:p>
      <text:p text:style-name="P8">1, 2, 3, 1, 5, 3</text:p>
      <text:p text:style-name="P8">2, 1, 2, 2, 5, 3</text:p>
      <text:p text:style-name="P8">1, 2, 3, 1, 5, 1, 2</text:p>
      <text:p text:style-name="P8">0, 2, 2, 1, 7, 3</text:p>
      <text:p text:style-name="P8">0, 1, 11, 3</text:p>
      <text:p text:style-name="P8">0, 2, 2, 1, 1, 1, 5, 1, 2</text:p>
      <text:p text:style-name="P8">1, 4, 1, 1, 5, 3</text:p>
      <text:p text:style-name="P8">4, 1, 1, 1, 5, 3</text:p>
      <text:p text:style-name="P8">4, 2, 6, 1, 2</text:p>
      <text:p text:style-name="P8">5, 1, 6, 3</text:p>
      <text:p text:style-name="P8">5, 1, 5, 4</text:p>
      <text:p text:style-name="P8">5, 7, 3</text:p>
      <text:p text:style-name="P8">7, 2, 6</text:p>
      <text:p text:style-name="P8">3, 5, 7</text:p>
      <text:p text:style-name="P8">1, 4, 10</text:p>
      <text:p text:style-name="P8"/>
      <text:p text:style-name="P5">8x15x20</text:p>
      <text:list xml:id="list493643968" text:style-name="L8">
        <text:list-item>
          <text:p text:style-name="P25">12, 3</text:p>
        </text:list-item>
        <text:list-item>
          <text:p text:style-name="P25">10, 2, 1, 1, 1</text:p>
        </text:list-item>
        <text:list-item>
          <text:p text:style-name="P25">9, 2, 1, 1, 1, 1</text:p>
        </text:list-item>
        <text:list-item>
          <text:p text:style-name="P25">8, 2, 1, 1, 1, 1, 1</text:p>
        </text:list-item>
        <text:list-item>
          <text:p text:style-name="P25">7, 2, 1, 1, 1, 1, 1, 1</text:p>
        </text:list-item>
        <text:list-item>
          <text:p text:style-name="P25">7, 1, 1, 1, 1, 1, 1, 1, 1</text:p>
        </text:list-item>
        <text:list-item>
          <text:p text:style-name="P25">6, 1, 1, 1, 1, 1, 1, 1, 1, 1</text:p>
        </text:list-item>
        <text:list-item>
          <text:p text:style-name="P25">6, 2, 1, 1, 1, 1, 1, 2</text:p>
        </text:list-item>
        <text:list-item>
          <text:p text:style-name="P25">6, 1, 1, 1, 1, 5</text:p>
        </text:list-item>
        <text:list-item>
          <text:p text:style-name="P25">6, 9</text:p>
        </text:list-item>
        <text:list-item>
          <text:p text:style-name="P25">6, 9</text:p>
        </text:list-item>
        <text:list-item>
          <text:p text:style-name="P25">6, 9</text:p>
        </text:list-item>
        <text:list-item>
          <text:p text:style-name="P25">6, 9</text:p>
        </text:list-item>
        <text:list-item>
          <text:p text:style-name="P25">6, 8, 1</text:p>
        </text:list-item>
        <text:list-item>
          <text:p text:style-name="P25">6, 5, 1, 1, 2</text:p>
        </text:list-item>
        <text:list-item>
          <text:p text:style-name="P25">7, 1, 1, 1, 1, 1, 1, 1, 1</text:p>
        </text:list-item>
        <text:list-item>
          <text:p text:style-name="P25">7, 2, 1, 1, 1, 1, 1, 1</text:p>
        </text:list-item>
        <text:list-item>
          <text:p text:style-name="P25">8, 2, 1, 4</text:p>
        </text:list-item>
        <text:list-item>
          <text:p text:style-name="P25">8, 7</text:p>
        </text:list-item>
        <text:list-item>
          <text:p text:style-name="P25">9, 5, 1</text:p>
        </text:list-item>
      </text:list>
      <text:p text:style-name="P8"/>
      <text:list xml:id="list75315268265939" text:continue-numbering="true" text:style-name="L8">
        <text:list-item>
          <text:p text:style-name="P25">0, 8, 7</text:p>
        </text:list-item>
        <text:list-item>
          <text:p text:style-name="P25">0, 1, 7, 2, 5</text:p>
        </text:list-item>
        <text:list-item>
          <text:p text:style-name="P25">10, 1, 4</text:p>
        </text:list-item>
        <text:list-item>
          <text:p text:style-name="P25">0, 1, 9, 2, 3</text:p>
        </text:list-item>
        <text:list-item>
          <text:p text:style-name="P25">11, 2, 2</text:p>
        </text:list-item>
        <text:list-item>
          <text:p text:style-name="P25">12, 1, 2</text:p>
        </text:list-item>
        <text:list-item>
          <text:p text:style-name="P25">13, 1, 1</text:p>
        </text:list-item>
        <text:list-item>
          <text:p text:style-name="P25">0, 6, 7, 1, 1</text:p>
        </text:list-item>
        <text:list-item>
          <text:p text:style-name="P25">0, 9, 4, 1, 1</text:p>
        </text:list-item>
        <text:list-item>
          <text:p text:style-name="P25">0, 12, 1, 1, 1</text:p>
        </text:list-item>
        <text:list-item>
          <text:p text:style-name="P25">0, 14, 1</text:p>
        </text:list-item>
        <text:list-item>
          <text:p text:style-name="P25">0, 14, 1</text:p>
        </text:list-item>
        <text:list-item>
          <text:p text:style-name="P25">0, 14, 1</text:p>
        </text:list-item>
        <text:list-item>
          <text:p text:style-name="P25">6, 8, 1</text:p>
        </text:list-item>
        <text:list-item>
          <text:p text:style-name="P25">9, 5, 1</text:p>
        </text:list-item>
        <text:list-item>
          <text:p text:style-name="P25">12, 1, 2</text:p>
        </text:list-item>
        <text:list-item>
          <text:p text:style-name="P25">0, 6, 6, 1, 2</text:p>
        </text:list-item>
        <text:list-item>
          <text:p text:style-name="P25">0, 9, 2, 1, 3</text:p>
        </text:list-item>
        <text:list-item>
          <text:p text:style-name="P25">0, 12, 3</text:p>
        </text:list-item>
        <text:list-item>
          <text:p text:style-name="P25">6, 5, 4</text:p>
        </text:list-item>
      </text:list>
      <text:p text:style-name="P8"/>
      <text:list xml:id="list75314913901014" text:continue-numbering="true" text:style-name="L8">
        <text:list-item>
          <text:p text:style-name="P25">15</text:p>
        </text:list-item>
        <text:list-item>
          <text:p text:style-name="P25">8, 2, 5</text:p>
        </text:list-item>
        <text:list-item>
          <text:p text:style-name="P25">7, 1, 2, 2, 3</text:p>
        </text:list-item>
        <text:list-item>
          <text:p text:style-name="P25">6, 1, 5, 1, 2</text:p>
        </text:list-item>
        <text:list-item>
          <text:p text:style-name="P25">6, 1, 6, 2</text:p>
        </text:list-item>
        <text:list-item>
          <text:p text:style-name="P25">5, 1, 9</text:p>
        </text:list-item>
        <text:list-item>
          <text:p text:style-name="P25">4, 1, 10</text:p>
        </text:list-item>
        <text:list-item>
          <text:p text:style-name="P25">4, 2, 9</text:p>
        </text:list-item>
        <text:list-item>
          <text:p text:style-name="P25">6, 9</text:p>
        </text:list-item>
        <text:list-item>
          <text:p text:style-name="P25">15</text:p>
        </text:list-item>
        <text:list-item>
          <text:p text:style-name="P25">15</text:p>
        </text:list-item>
        <text:list-item>
          <text:p text:style-name="P25">15</text:p>
        </text:list-item>
        <text:list-item>
          <text:p text:style-name="P25">2, 2, 11</text:p>
        </text:list-item>
        <text:list-item>
          <text:p text:style-name="P25">1, 1, 2, 1, 10</text:p>
        </text:list-item>
        <text:list-item>
          <text:p text:style-name="P25">0, 1, 4, 2, 8</text:p>
        </text:list-item>
        <text:list-item>
          <text:p text:style-name="P25">0, 1, 6, 1, 7</text:p>
        </text:list-item>
        <text:list-item>
          <text:p text:style-name="P25">1, 6, 8</text:p>
        </text:list-item>
        <text:list-item>
          <text:p text:style-name="P25">15</text:p>
        </text:list-item>
        <text:list-item>
          <text:p text:style-name="P25">15</text:p>
        </text:list-item>
        <text:list-item>
          <text:p text:style-name="P25">15</text:p>
        </text:list-item>
      </text:list>
      <text:p text:style-name="P8"/>
      <text:list xml:id="list75314682628830" text:continue-numbering="true" text:style-name="L8">
        <text:list-item>
          <text:p text:style-name="P25">15</text:p>
        </text:list-item>
        <text:list-item>
          <text:p text:style-name="P25">15</text:p>
        </text:list-item>
        <text:list-item>
          <text:p text:style-name="P25">15</text:p>
        </text:list-item>
        <text:list-item>
          <text:p text:style-name="P25">15</text:p>
        </text:list-item>
        <text:list-item>
          <text:p text:style-name="P25">0, 1, 14</text:p>
        </text:list-item>
        <text:list-item>
          <text:p text:style-name="P25">1, 1, 6, 2, 5</text:p>
        </text:list-item>
        <text:list-item>
          <text:p text:style-name="P25"><text:soft-page-break/>2, 1, 4, 1, 2, 1, 1, 1, 2</text:p>
        </text:list-item>
        <text:list-item>
          <text:p text:style-name="P25">1, 1, 5, 1, 3, 1, 1, 1, 1</text:p>
        </text:list-item>
        <text:list-item>
          <text:p text:style-name="P25">0, 1, 5, 1, 7, 1</text:p>
        </text:list-item>
        <text:list-item>
          <text:p text:style-name="P25">7, 7, 1</text:p>
        </text:list-item>
        <text:list-item>
          <text:p text:style-name="P25">15</text:p>
        </text:list-item>
        <text:list-item>
          <text:p text:style-name="P25">15</text:p>
        </text:list-item>
        <text:list-item>
          <text:p text:style-name="P25">9, 3, 3</text:p>
        </text:list-item>
        <text:list-item>
          <text:p text:style-name="P25">6, 3, 3, 1, 2</text:p>
        </text:list-item>
        <text:list-item>
          <text:p text:style-name="P25">5, 1, 6, 1, 2</text:p>
        </text:list-item>
        <text:list-item>
          <text:p text:style-name="P25">5, 1, 6, 1, 2</text:p>
        </text:list-item>
        <text:list-item>
          <text:p text:style-name="P25">6, 6, 3</text:p>
        </text:list-item>
        <text:list-item>
          <text:p text:style-name="P25">15</text:p>
        </text:list-item>
        <text:list-item>
          <text:p text:style-name="P25">1, 2, 12</text:p>
        </text:list-item>
        <text:list-item>
          <text:p text:style-name="P25">1, 1, 1, 1, 11</text:p>
        </text:list-item>
      </text:list>
      <text:p text:style-name="P8"/>
      <text:list xml:id="list75314658579549" text:continue-numbering="true" text:style-name="L8">
        <text:list-item>
          <text:p text:style-name="P26">10, 1, 1, 1, 1, 1</text:p>
        </text:list-item>
        <text:list-item>
          <text:p text:style-name="P27">7, 1, 2, 2, 1, 1, 1</text:p>
        </text:list-item>
        <text:list-item>
          <text:p text:style-name="P27">3, 2, 1, 1, 1, 1, 2, 4</text:p>
        </text:list-item>
        <text:list-item>
          <text:p text:style-name="P27">2, 1, 2, 1, 3, 1, 1, 4</text:p>
        </text:list-item>
        <text:list-item>
          <text:p text:style-name="P27">1, 1, 7, 1, 2, 3</text:p>
        </text:list-item>
        <text:list-item>
          <text:p text:style-name="P27">2, 7, 4, 2</text:p>
        </text:list-item>
        <text:list-item>
          <text:p text:style-name="P27">13, 2</text:p>
        </text:list-item>
        <text:list-item>
          <text:p text:style-name="P27">14, 1</text:p>
        </text:list-item>
        <text:list-item>
          <text:p text:style-name="P27">15</text:p>
        </text:list-item>
        <text:list-item>
          <text:p text:style-name="P27">15</text:p>
        </text:list-item>
        <text:list-item>
          <text:p text:style-name="P27">15</text:p>
        </text:list-item>
        <text:list-item>
          <text:p text:style-name="P27">5, 3, 6, 1</text:p>
        </text:list-item>
        <text:list-item>
          <text:p text:style-name="P27">3, 2, 1, 1, 1, 2, 4, 1</text:p>
        </text:list-item>
        <text:list-item>
          <text:p text:style-name="P27">2, 2, 1, 1, 3, 3, 2, 1</text:p>
        </text:list-item>
        <text:list-item>
          <text:p text:style-name="P27">0, 3, 1, 1, 6, 3, 1</text:p>
        </text:list-item>
        <text:list-item>
          <text:p text:style-name="P27">1, 1, 1, 1, 9, 2</text:p>
        </text:list-item>
        <text:list-item>
          <text:p text:style-name="P27">0, 1, 1, 1, 12</text:p>
        </text:list-item>
        <text:list-item>
          <text:p text:style-name="P27">1, 1, 1, 1, 11</text:p>
        </text:list-item>
        <text:list-item>
          <text:p text:style-name="P27">0, 1, 1, 1, 1, 1, 10</text:p>
        </text:list-item>
        <text:list-item>
          <text:p text:style-name="P28">1, 1, 1, 1, 1, 1, 9</text:p>
        </text:list-item>
      </text:list>
      <text:p text:style-name="P8"/>
      <text:list xml:id="list75314913453247" text:continue-numbering="true" text:style-name="L8">
        <text:list-item>
          <text:p text:style-name="P28">9, 1, 5</text:p>
        </text:list-item>
        <text:list-item>
          <text:p text:style-name="P29">0, 5, 3, 2, 5</text:p>
        </text:list-item>
        <text:list-item>
          <text:p text:style-name="P29">0, 9, 6</text:p>
        </text:list-item>
        <text:list-item>
          <text:p text:style-name="P29">0, 9, 6</text:p>
        </text:list-item>
        <text:list-item>
          <text:p text:style-name="P29">0, 8, 7</text:p>
        </text:list-item>
        <text:list-item>
          <text:p text:style-name="P29">0, 1, 4, 2, 8</text:p>
        </text:list-item>
        <text:list-item>
          <text:p text:style-name="P29">1, 1, 4, 1, 8</text:p>
        </text:list-item>
        <text:list-item>
          <text:p text:style-name="P29">0, 6, 9</text:p>
        </text:list-item>
        <text:list-item>
          <text:p text:style-name="P29">0, 1, 3, 1, 10</text:p>
        </text:list-item>
        <text:list-item>
          <text:p text:style-name="P29">0, 1, 3, 1, 10</text:p>
        </text:list-item>
        <text:list-item>
          <text:p text:style-name="P29">0, 1, 3, 1, 9, 1</text:p>
        </text:list-item>
        <text:list-item>
          <text:p text:style-name="P29">0, 6, 7, 2</text:p>
        </text:list-item>
        <text:list-item>
          <text:p text:style-name="P29">0, 6, 6, 2, 1</text:p>
        </text:list-item>
        <text:list-item>
          <text:p text:style-name="P29">0, 6, 5, 2, 1, 1</text:p>
        </text:list-item>
        <text:list-item>
          <text:p text:style-name="P29">0, 5, 5, 2, 1, 1, 1</text:p>
        </text:list-item>
        <text:list-item>
          <text:p text:style-name="P29">8, 3, 1, 1, 1, 1</text:p>
        </text:list-item>
        <text:list-item>
          <text:p text:style-name="P29">0, 2, 4, 4, 1, 1, 1, 1, 1</text:p>
        </text:list-item>
        <text:list-item>
          <text:p text:style-name="P29">2, 5, 1, 1, 1, 1, 1, 1, 1, 1</text:p>
        </text:list-item>
        <text:list-item>
          <text:p text:style-name="P29">4, 4, 1, 1, 1, 1, 1, 1, 1</text:p>
        </text:list-item>
        <text:list-item>
          <text:p text:style-name="P29">7, 4, 1, 1, 1, 1</text:p>
        </text:list-item>
      </text:list>
      <text:p text:style-name="P8"/>
      <text:list xml:id="list75314115734653" text:continue-numbering="true" text:style-name="L8">
        <text:list-item>
          <text:p text:style-name="P30">15</text:p>
        </text:list-item>
        <text:list-item>
          <text:p text:style-name="P31">15</text:p>
        </text:list-item>
        <text:list-item>
          <text:p text:style-name="P31">14, 1</text:p>
        </text:list-item>
        <text:list-item>
          <text:p text:style-name="P31">13, 2</text:p>
        </text:list-item>
        <text:list-item>
          <text:p text:style-name="P31">12, 1, 2</text:p>
        </text:list-item>
        <text:list-item>
          <text:p text:style-name="P31">11, 2, 2</text:p>
        </text:list-item>
        <text:list-item>
          <text:p text:style-name="P31">10, 2, 3</text:p>
        </text:list-item>
        <text:list-item>
          <text:p text:style-name="P31">9, 2, 3, 1</text:p>
        </text:list-item>
        <text:list-item>
          <text:p text:style-name="P31">2, 3, 3, 4, 1, 2</text:p>
        </text:list-item>
        <text:list-item>
          <text:p text:style-name="P31">0, 2, 1, 3, 1, 2, 2, 3, 1</text:p>
        </text:list-item>
        <text:list-item>
          <text:p text:style-name="P31">0, 1, 1, 1, 2, 3, 7</text:p>
        </text:list-item>
        <text:list-item>
          <text:p text:style-name="P31">1, 1, 4, 2, 7</text:p>
        </text:list-item>
        <text:list-item>
          <text:p text:style-name="P31">0, 1, 7, 3, 4</text:p>
        </text:list-item>
        <text:list-item>
          <text:p text:style-name="P31">9, 3, 3</text:p>
        </text:list-item>
        <text:list-item>
          <text:p text:style-name="P31">0, 1, 10, 2, 2</text:p>
        </text:list-item>
        <text:list-item>
          <text:p text:style-name="P31">12, 2, 1</text:p>
        </text:list-item>
        <text:list-item>
          <text:p text:style-name="P31">0, 1, 12, 2</text:p>
        </text:list-item>
        <text:list-item>
          <text:p text:style-name="P31">1, 1, 13</text:p>
        </text:list-item>
        <text:list-item>
          <text:p text:style-name="P31">0, 1, 1, 1, 12</text:p>
        </text:list-item>
        <text:list-item>
          <text:p text:style-name="P31">1, 1, 1, 1, 1, 1, 9</text:p>
        </text:list-item>
      </text:list>
      <text:p text:style-name="P8"/>
      <text:list xml:id="list75315414413050" text:continue-numbering="true" text:style-name="L8">
        <text:list-item>
          <text:p text:style-name="P30">1, 2, 12</text:p>
        </text:list-item>
        <text:list-item>
          <text:p text:style-name="P31">1, 1, 13</text:p>
        </text:list-item>
        <text:list-item>
          <text:p text:style-name="P31">0, 4, 11</text:p>
        </text:list-item>
        <text:list-item>
          <text:p text:style-name="P31">3, 2, 10</text:p>
        </text:list-item>
        <text:list-item>
          <text:p text:style-name="P31">4, 2, 9</text:p>
        </text:list-item>
        <text:list-item>
          <text:p text:style-name="P31">6, 1, 8</text:p>
        </text:list-item>
        <text:list-item>
          <text:p text:style-name="P31">7, 1, 7</text:p>
        </text:list-item>
        <text:list-item>
          <text:p text:style-name="P31">0, 3, 4, 2, 6</text:p>
        </text:list-item>
        <text:list-item>
          <text:p text:style-name="P31">2, 2, 2, 2, 1, 1, 5</text:p>
        </text:list-item>
        <text:list-item>
          <text:p text:style-name="P31">3, 4, 3, 2, 3</text:p>
        </text:list-item>
        <text:list-item>
          <text:p text:style-name="P31">11, 2, 2</text:p>
        </text:list-item>
        <text:list-item>
          <text:p text:style-name="P31">12, 1, 2</text:p>
        </text:list-item>
        <text:list-item>
          <text:p text:style-name="P31">6, 3, 4, 2</text:p>
        </text:list-item>
        <text:list-item>
          <text:p text:style-name="P31">4, 6, 4, 1</text:p>
        </text:list-item>
        <text:list-item>
          <text:p text:style-name="P31">3, 3, 3, 3, 3</text:p>
        </text:list-item>
        <text:list-item>
          <text:p text:style-name="P31">0, 3, 1, 1, 6, 2, 2</text:p>
        </text:list-item>
        <text:list-item>
          <text:p text:style-name="P31">0, 2, 1, 1, 9, 2</text:p>
        </text:list-item>
        <text:list-item>
          <text:p text:style-name="P31">0, 1, 1, 1, 1, 1, 9, 1</text:p>
        </text:list-item>
        <text:list-item>
          <text:p text:style-name="P31">1, 1, 1, 1, 1, 1, 9</text:p>
        </text:list-item>
        <text:list-item>
          <text:p text:style-name="P31">2, 1, 1, 1, 1, 1, 8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96cm" style:type="center"/>
          <style:tab-stop style:position="19.1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96cm" style:type="center"/>
          <style:tab-stop style:position="19.1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96cm" style:type="center"/>
          <style:tab-stop style:position="19.19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f18" officeooo:paragraph-rsid="000c7f18"/>
    </style:style>
    <style:style style:name="MP2" style:family="paragraph" style:parent-style-name="Footer">
      <style:text-properties officeooo:rsid="000bde5e" officeooo:paragraph-rsid="000bde5e"/>
    </style:style>
    <style:style style:name="MP3" style:family="paragraph" style:parent-style-name="Footer">
      <style:paragraph-properties fo:text-align="end" style:justify-single-word="false"/>
      <style:text-properties officeooo:rsid="000bde5e" officeooo:paragraph-rsid="000bde5e"/>
    </style:style>
    <style:style style:name="MT1" style:family="text">
      <style:text-properties fo:language="en" fo:country="US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0.917cm" fo:margin-right="0.8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2930*" fo:start-indent="0cm" fo:end-indent="0.088cm"/>
          <style:column style:rel-width="3770*" fo:start-indent="0.088cm" fo:end-indent="0cm"/>
          <style:column style:rel-width="293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LE – Run <text:span text:style-name="MT1">Length</text:span> Encoding</text:p>
      </style:header>
      <style:footer>
        <text:p text:style-name="MP2">Inspirace a 4 obrázky pocházejí z <text:a xlink:type="simple" xlink:href="https://www.csunplugged.org/en/topics/image-representation/unit-plan/colour-by-numbers/" text:style-name="Internet_20_link" text:visited-style-name="Visited_20_Internet_20_Link">https://www.csunplugged.org/en/topics/image-representation/unit-plan/colour-by-numbers/</text:a></text:p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1-12-16T08:23:15.036220242</meta:creation-date>
    <dc:date>2021-12-18T07:53:13.087430065</dc:date>
    <dc:creator>Lukáš Doktor</dc:creator>
    <meta:editing-duration>PT6M</meta:editing-duration>
    <meta:editing-cycles>4</meta:editing-cycles>
    <meta:generator>LibreOffice/7.1.7.2$Linux_X86_64 LibreOffice_project/10$Build-2</meta:generator>
    <meta:document-statistic meta:table-count="0" meta:image-count="0" meta:object-count="0" meta:page-count="3" meta:paragraph-count="342" meta:word-count="1437" meta:character-count="4993" meta:non-whitespace-character-count="4207"/>
  </office:meta>
</office:document-meta>
</file>